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2.3264in"/>
    </style:style>
    <style:style style:name="co6" style:family="table-column">
      <style:table-column-properties fo:break-before="auto" style:column-width="2.616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1016" table:default-cell-style-name="ce11"/>
        <table:table-row table:style-name="ro1">
          <table:table-cell table:style-name="ce10" office:value-type="string" calcext:value-type="string">
            <text:p>SERVICE</text:p>
          </table:table-cell>
          <table:table-cell table:style-name="ce12" office:value-type="string" calcext:value-type="string">
            <text:p>SELF_STATUS_PAGE</text:p>
          </table:table-cell>
          <table:table-cell table:style-name="ce12" office:value-type="string" calcext:value-type="string">
            <text:p>SELF_STATUS_SOURCE</text:p>
          </table:table-cell>
          <table:table-cell table:style-name="ce12" office:value-type="string" calcext:value-type="string">
            <text:p>SOURCES</text:p>
          </table:table-cell>
          <table:table-cell table:style-name="ce12"/>
          <table:table-cell table:style-name="ce14" table:number-columns-repeated="3"/>
          <table:table-cell table:style-name="ce10" table:number-columns-repeated="1016"/>
        </table:table-row>
        <table:table-row table:style-name="ro1">
          <table:table-cell office:value-type="string" calcext:value-type="string">
            <text:p>ly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1,2,3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facebook-messeng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0,4,5,3,6,1</text:p>
          </table:table-cell>
          <table:table-cell table:style-name="ce11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rell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0,7,5,3</text:p>
          </table:table-cell>
          <table:table-cell table:style-name="ce11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etfli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0,5,4,10,1,9</text:p>
          </table:table-cell>
          <table:table-cell table:style-name="ce11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0,7,10,5,4,3,1</text:p>
          </table:table-cell>
          <table:table-cell table:style-name="ce11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redd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0,5,4,11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hotma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0,4,10,5,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5,10,2,1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itbucke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0,7,5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payp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0,4,5,7,1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onfluen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0,7,13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psgeni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7,13</text:p>
          </table:table-cell>
          <table:table-cell/>
          <table:table-cell table:style-name="ce15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ogleblog</text:p>
          </table:table-cell>
          <table:table-cell office:value-type="string" calcext:value-type="string">
            <text:p>0,5,10,1</text:p>
          </table:table-cell>
          <table:table-cell/>
          <table:table-cell table:style-name="ce15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snapch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5,4,3</text:p>
          </table:table-cell>
          <table:table-cell/>
          <table:table-cell table:style-name="ce15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0,5,7</text:p>
          </table:table-cell>
          <table:table-cell/>
          <table:table-cell table:style-name="ce15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linked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0,5,2,10,14</text:p>
          </table:table-cell>
          <table:table-cell/>
          <table:table-cell table:style-name="ce15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0,5,4,10,11,3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hatsap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5,1,3,4</text:p>
          </table:table-cell>
          <table:table-cell/>
          <table:table-cell table:style-name="ce1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pple-serv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0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,5,1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0,5,4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bl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5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hooma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10,4,5,1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ra-service-des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0,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yn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5,2,3,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10,5,11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ra-co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0,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0,10,5,4,3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ra-softw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0,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0,4,5,7,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4,5,3,1,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bn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5,1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squ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10,5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ter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5,1,17,3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ra-alig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uspage</text:p>
          </table:table-cell>
          <table:table-cell office:value-type="string" calcext:value-type="string">
            <text:p>7,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0,5,1,4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journ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vejournal</text:p>
          </table:table-cell>
          <table:table-cell office:value-type="string" calcext:value-type="string">
            <text:p>5,10,2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8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0:34:45.979465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2:29:55.107425156</meta:creation-date>
    <dc:date>2021-05-24T10:45:46.060976542</dc:date>
    <meta:editing-duration>PT6H30M46S</meta:editing-duration>
    <meta:editing-cycles>19</meta:editing-cycles>
    <meta:generator>LibreOffice/6.4.7.2$Linux_X86_64 LibreOffice_project/40$Build-2</meta:generator>
    <meta:document-statistic meta:table-count="1" meta:cell-count="156" meta:object-count="0"/>
  </office:meta>
</office:document-meta>
</file>